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424cm" style:rel-column-width="24764*"/>
    </style:style>
    <style:style style:name="Tabla1.B" style:family="table-column">
      <style:table-column-properties style:column-width="5.719cm" style:rel-column-width="22044*"/>
    </style:style>
    <style:style style:name="Tabla1.C" style:family="table-column">
      <style:table-column-properties style:column-width="4.858cm" style:rel-column-width="1872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7.026cm"/>
    </style:style>
    <style:style style:name="Tabella1.B" style:family="table-column">
      <style:table-column-properties style:column-width="4.63cm"/>
    </style:style>
    <style:style style:name="Tabella1.C" style:family="table-column">
      <style:table-column-properties style:column-width="2.058cm"/>
    </style:style>
    <style:style style:name="Tabella1.D" style:family="table-column">
      <style:table-column-properties style:column-width="1.685cm"/>
    </style:style>
    <style:style style:name="Tabella1.E" style:family="table-column">
      <style:table-column-properties style:column-width="1.5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7.026cm"/>
    </style:style>
    <style:style style:name="Tabella2.B" style:family="table-column">
      <style:table-column-properties style:column-width="4.63cm"/>
    </style:style>
    <style:style style:name="Tabella2.C" style:family="table-column">
      <style:table-column-properties style:column-width="2.058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1.595cm"/>
    </style:style>
    <style:style style:name="Tabella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353cm"/>
    </style:style>
    <style:style style:name="Tabella4.B" style:family="table-column">
      <style:table-column-properties style:column-width="1.547cm"/>
    </style:style>
    <style:style style:name="Tabella4.C" style:family="table-column">
      <style:table-column-properties style:column-width="2.237cm"/>
    </style:style>
    <style:style style:name="Tabella4.D" style:family="table-column">
      <style:table-column-properties style:column-width="1.806cm"/>
    </style:style>
    <style:style style:name="Tabella4.E" style:family="table-column">
      <style:table-column-properties style:column-width="1.919cm"/>
    </style:style>
    <style:style style:name="Tabella4.F" style:family="table-column">
      <style:table-column-properties style:column-width="2.122cm"/>
    </style:style>
    <style:style style:name="Tabella4.G" style:family="table-column">
      <style:table-column-properties style:column-width="4.009cm"/>
    </style:style>
    <style:style style:name="Tabella4.A1" style:family="table-cell">
      <style:table-cell-properties fo:padding="0.097cm" fo:border-left="none" fo:border-right="none" fo:border-top="none" fo:border-bottom="2.5pt solid #000000"/>
    </style:style>
    <style:style style:name="Tabella5" style:family="table">
      <style:table-properties style:width="16.993cm" table:align="left"/>
    </style:style>
    <style:style style:name="Tabella5.A" style:family="table-column">
      <style:table-column-properties style:column-width="3.353cm"/>
    </style:style>
    <style:style style:name="Tabella5.B" style:family="table-column">
      <style:table-column-properties style:column-width="1.547cm"/>
    </style:style>
    <style:style style:name="Tabella5.C" style:family="table-column">
      <style:table-column-properties style:column-width="2.237cm"/>
    </style:style>
    <style:style style:name="Tabella5.D" style:family="table-column">
      <style:table-column-properties style:column-width="1.806cm"/>
    </style:style>
    <style:style style:name="Tabella5.E" style:family="table-column">
      <style:table-column-properties style:column-width="1.919cm"/>
    </style:style>
    <style:style style:name="Tabella5.F" style:family="table-column">
      <style:table-column-properties style:column-width="2.122cm"/>
    </style:style>
    <style:style style:name="Tabella5.G" style:family="table-column">
      <style:table-column-properties style:column-width="4.009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6.993cm" table:align="left"/>
    </style:style>
    <style:style style:name="Tabella6.A" style:family="table-column">
      <style:table-column-properties style:column-width="1.923cm"/>
    </style:style>
    <style:style style:name="Tabella6.B" style:family="table-column">
      <style:table-column-properties style:column-width="4.149cm"/>
    </style:style>
    <style:style style:name="Tabella6.C" style:family="table-column">
      <style:table-column-properties style:column-width="5.463cm"/>
    </style:style>
    <style:style style:name="Tabella6.D" style:family="table-column">
      <style:table-column-properties style:column-width="5.45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6.993cm" table:align="left"/>
    </style:style>
    <style:style style:name="Tabella7.A" style:family="table-column">
      <style:table-column-properties style:column-width="5.006cm"/>
    </style:style>
    <style:style style:name="Tabella7.B" style:family="table-column">
      <style:table-column-properties style:column-width="1.459cm"/>
    </style:style>
    <style:style style:name="Tabella7.C" style:family="table-column">
      <style:table-column-properties style:column-width="2.926cm"/>
    </style:style>
    <style:style style:name="Tabella7.D" style:family="table-column">
      <style:table-column-properties style:column-width="2.254cm"/>
    </style:style>
    <style:style style:name="Tabella7.E" style:family="table-column">
      <style:table-column-properties style:column-width="5.3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8" style:family="table">
      <style:table-properties style:width="16.993cm" table:align="left"/>
    </style:style>
    <style:style style:name="Tabella8.A" style:family="table-column">
      <style:table-column-properties style:column-width="5.006cm"/>
    </style:style>
    <style:style style:name="Tabella8.B" style:family="table-column">
      <style:table-column-properties style:column-width="1.459cm"/>
    </style:style>
    <style:style style:name="Tabella8.C" style:family="table-column">
      <style:table-column-properties style:column-width="2.926cm"/>
    </style:style>
    <style:style style:name="Tabella8.D" style:family="table-column">
      <style:table-column-properties style:column-width="2.254cm"/>
    </style:style>
    <style:style style:name="Tabella8.E" style:family="table-column">
      <style:table-column-properties style:column-width="5.348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6.993cm" table:align="left"/>
    </style:style>
    <style:style style:name="Tabella9.A" style:family="table-column">
      <style:table-column-properties style:column-width="3.616cm"/>
    </style:style>
    <style:style style:name="Tabella9.B" style:family="table-column">
      <style:table-column-properties style:column-width="3.256cm"/>
    </style:style>
    <style:style style:name="Tabella9.C" style:family="table-column">
      <style:table-column-properties style:column-width="10.121cm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6.993cm" table:align="left"/>
    </style:style>
    <style:style style:name="Tabella10.A" style:family="table-column">
      <style:table-column-properties style:column-width="4.397cm"/>
    </style:style>
    <style:style style:name="Tabella10.B" style:family="table-column">
      <style:table-column-properties style:column-width="12.596cm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17cm" style:rel-column-width="65535*"/>
    </style:style>
    <style:style style:name="Tabella11.A1" style:family="table-cell">
      <style:table-cell-properties fo:padding="0.097cm" fo:border="0.05pt solid #000000"/>
    </style:style>
    <style:style style:name="Tabella12" style:family="table">
      <style:table-properties style:width="16.979cm" table:align="left"/>
    </style:style>
    <style:style style:name="Tabella12.A" style:family="table-column">
      <style:table-column-properties style:column-width="16.979cm"/>
    </style:style>
    <style:style style:name="Tabella12.A1" style:family="table-cell">
      <style:table-cell-properties fo:padding="0.097cm" fo:border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2.833cm" style:rel-column-width="10922*"/>
    </style:style>
    <style:style style:name="Tabella13.F" style:family="table-column">
      <style:table-column-properties style:column-width="2.835cm" style:rel-column-width="10925*"/>
    </style:style>
    <style:style style:name="Tabella13.A1" style:family="table-cell">
      <style:table-cell-properties fo:padding="0.097cm" fo:border-left="0.25pt solid #000000" fo:border-right="none" fo:border-top="0.25pt solid #000000" fo:border-bottom="none"/>
    </style:style>
    <style:style style:name="Tabella13.B1" style:family="table-cell">
      <style:table-cell-properties fo:padding="0.097cm" fo:border-left="none" fo:border-right="none" fo:border-top="0.25pt solid #000000" fo:border-bottom="none"/>
    </style:style>
    <style:style style:name="Tabella13.C1" style:family="table-cell">
      <style:table-cell-properties style:vertical-align="middle" fo:padding="0.097cm" fo:border-left="none" fo:border-right="none" fo:border-top="0.25pt solid #000000" fo:border-bottom="none"/>
    </style:style>
    <style:style style:name="Tabella13.F1" style:family="table-cell">
      <style:table-cell-properties fo:padding="0.097cm" fo:border-left="none" fo:border-right="0.25pt solid #000000" fo:border-top="0.25pt solid #000000" fo:border-bottom="none"/>
    </style:style>
    <style:style style:name="Tabella13.D2" style:family="table-cell">
      <style:table-cell-properties fo:padding="0.097cm" fo:border="none"/>
    </style:style>
    <style:style style:name="Tabella13.F2" style:family="table-cell">
      <style:table-cell-properties fo:padding="0.097cm" fo:border-left="none" fo:border-right="0.25pt solid #000000" fo:border-top="0.25pt solid #000000" fo:border-bottom="none"/>
    </style:style>
    <style:style style:name="Tabella13.A3" style:family="table-cell">
      <style:table-cell-properties fo:padding="0.097cm" fo:border-left="0.25pt solid #000000" fo:border-right="none" fo:border-top="none" fo:border-bottom="0.25pt solid #000000"/>
    </style:style>
    <style:style style:name="Tabella13.B3" style:family="table-cell">
      <style:table-cell-properties fo:padding="0.097cm" fo:border-left="none" fo:border-right="none" fo:border-top="none" fo:border-bottom="0.25pt solid #000000"/>
    </style:style>
    <style:style style:name="Tabella13.C3" style:family="table-cell">
      <style:table-cell-properties fo:padding="0.097cm" fo:border-left="none" fo:border-right="none" fo:border-top="none" fo:border-bottom="0.25pt solid #000000"/>
    </style:style>
    <style:style style:name="Tabella13.D3" style:family="table-cell">
      <style:table-cell-properties fo:padding="0.097cm" fo:border-left="none" fo:border-right="none" fo:border-top="none" fo:border-bottom="0.25pt solid #000000"/>
    </style:style>
    <style:style style:name="Tabella13.E3" style:family="table-cell">
      <style:table-cell-properties fo:padding="0.097cm" fo:border-left="none" fo:border-right="none" fo:border-top="none" fo:border-bottom="0.25pt solid #000000"/>
    </style:style>
    <style:style style:name="Tabella13.F3" style:family="table-cell">
      <style:table-cell-properties fo:padding="0.097cm" fo:border-left="none" fo:border-right="0.25pt solid #000000" fo:border-top="none" fo:border-bottom="0.2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2.833cm" style:rel-column-width="10922*"/>
    </style:style>
    <style:style style:name="Tabella14.B" style:family="table-column">
      <style:table-column-properties style:column-width="2.833cm" style:rel-column-width="10923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2.124cm" style:rel-column-width="8186*"/>
    </style:style>
    <style:style style:name="Tabella15.B" style:family="table-column">
      <style:table-column-properties style:column-width="2.125cm" style:rel-column-width="8193*"/>
    </style:style>
    <style:style style:name="Tabella15.G" style:family="table-column">
      <style:table-column-properties style:column-width="2.307cm" style:rel-column-width="8893*"/>
    </style:style>
    <style:style style:name="Tabella15.H" style:family="table-column">
      <style:table-column-properties style:column-width="1.946cm" style:rel-column-width="7498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97cm" fo:border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2.304cm" style:rel-column-width="8880*"/>
    </style:style>
    <style:style style:name="Tabella16.B" style:family="table-column">
      <style:table-column-properties style:column-width="9.029cm" style:rel-column-width="34807*"/>
    </style:style>
    <style:style style:name="Tabella16.C" style:family="table-column">
      <style:table-column-properties style:column-width="5.667cm" style:rel-column-width="21848*"/>
    </style:style>
    <style:style style:name="Tabella16.A1" style:family="table-cell">
      <style:table-cell-properties fo:padding="0.097cm" fo:border-left="0.05pt solid #000000" fo:border-right="none" fo:border-top="0.05pt solid #000000" fo:border-bottom="none"/>
    </style:style>
    <style:style style:name="Tabella1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2.304cm" style:rel-column-width="8880*"/>
    </style:style>
    <style:style style:name="Tabella17.B" style:family="table-column">
      <style:table-column-properties style:column-width="9.029cm" style:rel-column-width="34807*"/>
    </style:style>
    <style:style style:name="Tabella17.C" style:family="table-column">
      <style:table-column-properties style:column-width="5.667cm" style:rel-column-width="21848*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97cm" fo:border="0.05pt solid #000000"/>
    </style:style>
    <style:style style:name="Tabella18" style:family="table">
      <style:table-properties style:width="16.993cm" table:align="left"/>
    </style:style>
    <style:style style:name="Tabella18.A" style:family="table-column">
      <style:table-column-properties style:column-width="5.244cm"/>
    </style:style>
    <style:style style:name="Tabella18.B" style:family="table-column">
      <style:table-column-properties style:column-width="11.749cm"/>
    </style:style>
    <style:style style:name="Tabella18.A1" style:family="table-cell">
      <style:table-cell-properties fo:padding="0.097cm" fo:border="none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17cm" style:rel-column-width="65535*"/>
    </style:style>
    <style:style style:name="Tabella19.A1" style:family="table-cell">
      <style:table-cell-properties fo:padding="0.097cm" fo:border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17cm" style:rel-column-width="65535*"/>
    </style:style>
    <style:style style:name="Tabella20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Cantarell"/>
    </style:style>
    <style:style style:name="P20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Cantarell" fo:font-weight="normal" style:font-weight-asian="normal" style:font-weight-complex="normal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Cantarell"/>
    </style:style>
    <style:style style:name="P34" style:family="paragraph" style:parent-style-name="Table_20_Contents"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8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9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4" style:family="paragraph" style:parent-style-name="Heading_20_1">
      <style:text-properties style:font-name="Cantarell"/>
    </style:style>
    <style:style style:name="P65" style:family="paragraph" style:parent-style-name="Heading_20_1">
      <style:text-properties style:font-name="Cantarell" style:text-underline-style="none"/>
    </style:style>
    <style:style style:name="P66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2"><text:span text:style-name="T3">ID</text:span><text:span text:style-name="T11"> </text:span><text:span text:style-name="T3">:</text:span><text:span text:style-name="T3"><text:placeholder text:placeholder-type="text">&lt;evaluation.patient.puid&gt;</text:placeholder></text:span> </text:p>
            <text:p text:style-name="P33"/>
            <text:p text:style-name="P44"><text:span text:style-name="T1">Print Date :</text:span><text:span text:style-name="T2"><text:placeholder text:placeholder-type="text">&lt;formatLang(datetime.date.today(), user.languag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0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2"> <text:s text:c="3"/></text:span></text:p>
            <text:p text:style-name="P16"><text:span text:style-name="T13">DoB:</text:span><text:placeholder text:placeholder-type="text">&lt;formatLang(evaluation.patient.name.dob, user.language)&gt;</text:placeholder><text:span text:style-name="T12"> <text:s text:c="2"/></text:span></text:p>
            <text:p text:style-name="P16"><text:span text:style-name="T12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2"/>
          </table:table-cell>
          <table:table-cell table:style-name="Tabla1.C2" office:value-type="string">
            <text:p text:style-name="P45"><text:placeholder text:placeholder-type="text">&lt;if test="evaluation.patient.name.sex == 'f'"&gt;</text:placeholder></text:p>
            <text:p text:style-name="P54"><text:span text:style-name="T12">Sex</text:span>: Female</text:p>
            <text:p text:style-name="P45"><text:placeholder text:placeholder-type="text">&lt;/if&gt;</text:placeholder></text:p>
            <text:p text:style-name="P45"><text:placeholder text:placeholder-type="text">&lt;if test="evaluation.patient.name.sex == 'm'"&gt;</text:placeholder></text:p>
            <text:p text:style-name="P54"><text:span text:style-name="T12">Sex</text:span>: Male</text:p>
            <text:p text:style-name="P45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5"><text:placeholder text:placeholder-type="text">&lt;if test="evaluation.patient.name.ethnic_group"&gt;</text:placeholder></text:p>
            <text:p text:style-name="P51">Ethnicity: <text:span text:style-name="T10"><text:placeholder text:placeholder-type="text">&lt;evaluation.patient.name.ethnic_group.name&gt;</text:placeholder></text:span></text:p>
            <text:p text:style-name="P55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6"><text:span text:style-name="T12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8"><text:span text:style-name="T1">Evaluation date: </text:span><text:span text:style-name="T8"><text:placeholder text:placeholder-type="text">&lt;formatLang(evaluation.evaluation_start, user.languag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4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4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5">Medicament</text:p>
          </table:table-cell>
          <table:table-cell table:style-name="Tabella1.A1" office:value-type="string">
            <text:p text:style-name="P35">Indication</text:p>
          </table:table-cell>
          <table:table-cell table:style-name="Tabella1.A1" office:value-type="string">
            <text:p text:style-name="P35">Start</text:p>
          </table:table-cell>
          <table:table-cell table:style-name="Tabella1.A1" office:value-type="string">
            <text:p text:style-name="P35">End</text:p>
          </table:table-cell>
          <table:table-cell table:style-name="Tabella1.E1" office:value-type="string">
            <text:p text:style-name="P35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4"><text:placeholder text:placeholder-type="text">&lt;medication.medicament.name.name or ''&gt;</text:placeholder></text:p>
          </table:table-cell>
          <table:table-cell table:style-name="Tabella2.A1" office:value-type="string">
            <text:p text:style-name="P34"><text:placeholder text:placeholder-type="text">&lt;if test="medication.indication"&gt;</text:placeholder></text:p>
            <text:p text:style-name="P38"><text:placeholder text:placeholder-type="text">&lt;medication.indication.name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start_treatment"&gt;</text:placeholder></text:p>
            <text:p text:style-name="P40"><text:placeholder text:placeholder-type="text">&lt;formatLang(medication.start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end_treatment"&gt;</text:placeholder></text:p>
            <text:p text:style-name="P40"><text:placeholder text:placeholder-type="text">&lt;formatLang(medication.end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35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5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3"><text:span text:style-name="T20">Automated</text:span> <text:span text:style-name="T21">report about patient important conditions</text:span></text:p>
            <text:p text:style-name="P63"><text:placeholder text:placeholder-type="text">&lt;for each="line in unicode(evaluation.patient.critical_summary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a4.B1" office:value-type="string">
            <text:p text:style-name="P62">Annotations about the patient condition<text:span text:style-name="T22">s</text:span> &amp; history</text:p>
            <text:p text:style-name="P18"><text:placeholder text:placeholder-type="text">&lt;for each="line in unicode(evaluation.patient.critical_info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5">Disease</text:p>
          </table:table-cell>
          <table:table-cell table:style-name="Tabella4.A1" office:value-type="string">
            <text:p text:style-name="P35">Severity</text:p>
          </table:table-cell>
          <table:table-cell table:style-name="Tabella4.A1" office:value-type="string">
            <text:p text:style-name="P35">Status</text:p>
          </table:table-cell>
          <table:table-cell table:style-name="Tabella4.A1" office:value-type="string">
            <text:p text:style-name="P35">Active</text:p>
          </table:table-cell>
          <table:table-cell table:style-name="Tabella4.A1" office:value-type="string">
            <text:p text:style-name="P35">Infectious</text:p>
          </table:table-cell>
          <table:table-cell table:style-name="Tabella4.A1" office:value-type="string">
            <text:p text:style-name="P35">Diagnosed</text:p>
          </table:table-cell>
          <table:table-cell table:style-name="Tabella4.A1" office:value-type="string">
            <text:p text:style-name="P35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5"><text:placeholder text:placeholder-type="text">&lt;disease.pathology.name or ''&gt;</text:placeholder></text:p>
          </table:table-cell>
          <table:table-cell table:style-name="Tabella5.A1" office:value-type="string">
            <text:p text:style-name="P47"><text:placeholder text:placeholder-type="text">&lt;if test="disease.disease_severity=='1_mi'"&gt;</text:placeholder></text:p>
            <text:p text:style-name="P58">mild</text:p>
            <text:p text:style-name="P59"><text:placeholder text:placeholder-type="text">&lt;/if&gt;</text:placeholder></text:p>
            <text:p text:style-name="P47"><text:placeholder text:placeholder-type="text">&lt;if test="disease.disease_severity=='2_mo'"&gt;</text:placeholder></text:p>
            <text:p text:style-name="P58">moderate</text:p>
            <text:p text:style-name="P59"><text:placeholder text:placeholder-type="text">&lt;/if&gt;</text:placeholder></text:p>
            <text:p text:style-name="P47"><text:placeholder text:placeholder-type="text">&lt;if test="disease.disease_severity=='3_sv'"&gt;</text:placeholder></text:p>
            <text:p text:style-name="P60">severe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status=='c'"&gt;</text:placeholder></text:p>
            <text:p text:style-name="P58">chronic</text:p>
            <text:p text:style-name="P61"><text:placeholder text:placeholder-type="text">&lt;/if&gt;</text:placeholder></text:p>
            <text:p text:style-name="P47"><text:placeholder text:placeholder-type="text">&lt;if test="disease.status=='u'"&gt;</text:placeholder></text:p>
            <text:p text:style-name="P58">unchanged</text:p>
            <text:p text:style-name="P61"><text:placeholder text:placeholder-type="text">&lt;/if&gt;</text:placeholder></text:p>
            <text:p text:style-name="P47"><text:placeholder text:placeholder-type="text">&lt;if test="disease.status=='h'"&gt;</text:placeholder></text:p>
            <text:p text:style-name="P58">healed</text:p>
            <text:p text:style-name="P61"><text:placeholder text:placeholder-type="text">&lt;/if&gt;</text:placeholder></text:p>
            <text:p text:style-name="P47"><text:placeholder text:placeholder-type="text">&lt;if test="disease.status=='w'"&gt;</text:placeholder></text:p>
            <text:p text:style-name="P60">worsening</text:p>
            <text:p text:style-name="P61"><text:placeholder text:placeholder-type="text">&lt;/if&gt;</text:placeholder></text:p>
            <text:p text:style-name="P47"><text:placeholder text:placeholder-type="text">&lt;if test="disease.status=='i'"&gt;</text:placeholder></text:p>
            <text:p text:style-name="P58">improving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active"&gt;</text:placeholder></text:p>
            <text:p text:style-name="P58">*</text:p>
            <text:p text:style-name="P47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infectious"&gt;</text:placeholder></text:p>
            <text:p text:style-name="P60">*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0"><text:placeholder text:placeholder-type="text">&lt;if test="disease.diagnosed_date"&gt;</text:placeholder></text:p>
            <text:p text:style-name="P35"><text:placeholder text:placeholder-type="text">&lt;formatLang(disease.diagnosed_date, user.language)&gt;</text:placeholder></text:p>
            <text:p text:style-name="P40"><text:placeholder text:placeholder-type="text">&lt;/if&gt;</text:placeholder></text:p>
          </table:table-cell>
          <table:table-cell table:style-name="Tabella5.A1" office:value-type="string">
            <text:p text:style-name="P35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0"><text:placeholder text:placeholder-type="text">&lt;if test="surgery.surgery_date"&gt;</text:placeholder><text:soft-page-break/></text:p>
            <text:p text:style-name="P40"><text:placeholder text:placeholder-type="text">&lt;formatLang(surgery.surgery_date, user.language)&gt;</text:placeholder></text:p>
            <text:p text:style-name="P40"><text:placeholder text:placeholder-type="text">&lt;/if&gt;</text:placeholder></text:p>
          </table:table-cell>
          <table:table-cell table:style-name="Tabella6.A1" office:value-type="string">
            <text:p text:style-name="P35"><text:placeholder text:placeholder-type="text">&lt;surgery.description&gt;</text:placeholder></text:p>
          </table:table-cell>
          <table:table-cell table:style-name="Tabella6.A1" office:value-type="string">
            <text:p text:style-name="P36"><text:placeholder text:placeholder-type="text">&lt;if test="surgery.pathology"&gt;</text:placeholder></text:p>
            <text:p text:style-name="P36"><text:placeholder text:placeholder-type="text">&lt;surgery.pathology.name&gt;</text:placeholder></text:p>
            <text:p text:style-name="P36"><text:soft-page-break/><text:placeholder text:placeholder-type="text">&lt;/if&gt;</text:placeholder></text:p>
          </table:table-cell>
          <table:table-cell table:style-name="Tabella6.A1" office:value-type="string">
            <text:p text:style-name="P37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3"/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5">Vaccine</text:p>
          </table:table-cell>
          <table:table-cell table:style-name="Tabella7.A1" office:value-type="string">
            <text:p text:style-name="P35">Dose</text:p>
          </table:table-cell>
          <table:table-cell table:style-name="Tabella7.A1" office:value-type="string">
            <text:p text:style-name="P35">Date</text:p>
          </table:table-cell>
          <table:table-cell table:style-name="Tabella7.A1" office:value-type="string">
            <text:p text:style-name="P35">Next Dose</text:p>
          </table:table-cell>
          <table:table-cell table:style-name="Tabella7.E1" office:value-type="string">
            <text:p text:style-name="P35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4"><text:placeholder text:placeholder-type="text">&lt;vaccination.vaccine.name or ''&gt;</text:placeholder></text:p>
          </table:table-cell>
          <table:table-cell table:style-name="Tabella8.A1" office:value-type="string">
            <text:p text:style-name="P35"><text:placeholder text:placeholder-type="text">&lt;vaccination.dose or ''&gt;</text:placeholder></text:p>
          </table:table-cell>
          <table:table-cell table:style-name="Tabella8.A1" office:value-type="string">
            <text:p text:style-name="P40"><text:placeholder text:placeholder-type="text">&lt;if test="vaccination.date"&gt;</text:placeholder></text:p>
            <text:p text:style-name="P40"><text:placeholder text:placeholder-type="text">&lt;formatLang(vaccination.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if test="vaccination.next_dose_date"&gt;</text:placeholder></text:p>
            <text:p text:style-name="P40"><text:placeholder text:placeholder-type="text">&lt;formatLang(vaccination.next_dose_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p text:style-name="P8"/>
      <text:p text:style-name="P1"/>
      <text:h text:style-name="P64" text:outline-level="1">Family History and Genetic Information</text:h>
      <text:p text:style-name="P8"/>
      <text:p text:style-name="P42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4"><text:placeholder text:placeholder-type="text">&lt;family_member.relative or ''&gt;</text:placeholder></text:p>
          </table:table-cell>
          <table:table-cell table:style-name="Tabella9.A1" office:value-type="string">
            <text:p text:style-name="P35"><text:placeholder text:placeholder-type="text">&lt;if test="family_member.xory=='m'"&gt;</text:placeholder>Maternal<text:placeholder text:placeholder-type="text">&lt;/if&gt;</text:placeholder></text:p>
            <text:p text:style-name="P3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5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42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<text:placeholder text:placeholder-type="text">&lt;gene.disease_gene.name or ''&gt;</text:placeholder></text:p>
          </table:table-cell>
          <table:table-cell table:style-name="Tabella10.A1" office:value-type="string">
            <text:p text:style-name="P35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8"/>
      <text:h text:style-name="P64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19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9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<text:p text:style-name="P19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20"/>
      <text:p text:style-name="P2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0"/>
      <text:p text:style-name="P21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41"/>
      <text:p text:style-name="P3"/>
      <text:h text:style-name="P64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3">Temperature <text:s/></text:p>
          </table:table-cell>
          <table:table-cell table:style-name="Tabella13.B1" table:number-rows-spanned="2" office:value-type="string">
            <text:p text:style-name="P49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3">Blood Pressure</text:p>
          </table:table-cell>
          <table:table-cell table:style-name="Tabella13.B1" office:value-type="string">
            <text:p text:style-name="P33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3"/>
          </table:table-cell>
          <table:table-cell table:style-name="Tabella13.F2" table:number-rows-spanned="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3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3">Heart rate </text:p>
          </table:table-cell>
          <table:table-cell table:style-name="Tabella13.E3" office:value-type="string">
            <text:p text:style-name="P49"><text:placeholder text:placeholder-type="text">&lt;evaluation.bpm&gt;</text:placeholder></text:p>
          </table:table-cell>
          <table:table-cell table:style-name="Tabella13.E3" office:value-type="string">
            <text:p text:style-name="P33">Respiratory Rate</text:p>
          </table:table-cell>
          <table:table-cell table:style-name="Tabella13.E3" office:value-type="string">
            <text:p text:style-name="P49"><text:placeholder text:placeholder-type="text">&lt;evaluation.respiratory_rate&gt;</text:placeholder></text:p>
          </table:table-cell>
          <table:table-cell table:style-name="Tabella13.E3" office:value-type="string">
            <text:p text:style-name="P33">Oxygen Saturation</text:p>
          </table:table-cell>
          <table:table-cell table:style-name="Tabella13.F3" office:value-type="string">
            <text:p text:style-name="P33"><text:s/><text:span text:style-name="T6"><text:placeholder text:placeholder-type="text">&lt;evaluation.osat&gt;</text:placeholder></text:span></text:p>
          </table:table-cell>
        </table:table-row>
      </table:table>
      <text:p text:style-name="P19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3">Height</text:p>
          </table:table-cell>
          <table:table-cell table:style-name="Tabella14.A1" office:value-type="string">
            <text:p text:style-name="P49"><text:placeholder text:placeholder-type="text">&lt;evaluation.height&gt;</text:placeholder></text:p>
          </table:table-cell>
          <table:table-cell table:style-name="Tabella14.A1" office:value-type="string">
            <text:p text:style-name="P33">Waist</text:p>
          </table:table-cell>
          <table:table-cell table:style-name="Tabella14.A1" office:value-type="string">
            <text:p text:style-name="P49"><text:placeholder text:placeholder-type="text">&lt;evaluation.abdominal_circ&gt;</text:placeholder></text:p>
          </table:table-cell>
          <table:table-cell table:style-name="Tabella14.A1" office:value-type="string">
            <text:p text:style-name="P33">BMI</text:p>
          </table:table-cell>
          <table:table-cell table:style-name="Tabella14.F1" office:value-type="string">
            <text:p text:style-name="P49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3">Weight</text:p>
          </table:table-cell>
          <table:table-cell table:style-name="Tabella14.A2" office:value-type="string">
            <text:p text:style-name="P49"><text:placeholder text:placeholder-type="text">&lt;evaluation.weight&gt;</text:placeholder></text:p>
          </table:table-cell>
          <table:table-cell table:style-name="Tabella14.A2" office:value-type="string">
            <text:p text:style-name="P33">Hip</text:p>
          </table:table-cell>
          <table:table-cell table:style-name="Tabella14.A2" office:value-type="string">
            <text:p text:style-name="P49"><text:placeholder text:placeholder-type="text">&lt;evaluation.hip&gt;</text:placeholder></text:p>
          </table:table-cell>
          <table:table-cell table:style-name="Tabella14.A2" office:value-type="string">
            <text:p text:style-name="P33">WHR</text:p>
          </table:table-cell>
          <table:table-cell table:style-name="Tabella14.F2" office:value-type="string">
            <text:p text:style-name="P49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3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3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3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3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9"><text:soft-page-break/></text:p>
      <text:p text:style-name="P22">Signs and Symptoms</text:p>
      <text:p text:style-name="P2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9">Type</text:p>
          </table:table-cell>
          <table:table-cell table:style-name="Tabella16.A1" office:value-type="string">
            <text:p text:style-name="P19">Clinical finding</text:p>
          </table:table-cell>
          <table:table-cell table:style-name="Tabella16.C1" office:value-type="string">
            <text:p text:style-name="P19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7"><text:placeholder text:placeholder-type="text">&lt;clinical.sign_or_symptom&gt;</text:placeholder></text:p>
          </table:table-cell>
          <table:table-cell table:style-name="Tabella17.A1" office:value-type="string">
            <text:p text:style-name="P27"><text:placeholder text:placeholder-type="text">&lt;clinical.clinical.name&gt;</text:placeholder></text:p>
          </table:table-cell>
          <table:table-cell table:style-name="Tabella17.C1" office:value-type="string">
            <text:p text:style-name="P27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1"/>
      <text:h text:style-name="P66" text:outline-level="1">Diagnostics Section</text:h>
      <text:p text:style-name="P26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29"><text:placeholder text:placeholder-type="text">&lt;evaluation.diagnosis.name&gt;</text:placeholder></text:p>
      <text:p text:style-name="P30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4"><text:placeholder text:placeholder-type="text">&lt;ddx.pathology.name&gt;</text:placeholder></text:p>
          </table:table-cell>
          <table:table-cell table:style-name="Tabella18.A1" office:value-type="string">
            <text:p text:style-name="P35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3"/>
      <text:p text:style-name="P28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8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7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27T15:59:41.891868786</dc:date>
    <meta:editing-duration>P8DT5H53M16S</meta:editing-duration>
    <meta:editing-cycles>355</meta:editing-cycles>
    <meta:generator>LibreOffice/4.2.5.2$Linux_X86_64 LibreOffice_project/420m0$Build-2</meta:generator>
    <dc:creator>Sebastián Marró</dc:creator>
    <meta:document-statistic meta:table-count="21" meta:image-count="0" meta:object-count="0" meta:page-count="5" meta:paragraph-count="230" meta:word-count="557" meta:character-count="7349" meta:non-whitespace-character-count="6994"/>
  </office:meta>
</office:document-meta>
</file>